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9327in" fo:break-before="auto" style:use-optimal-row-height="fals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7043in" fo:break-before="auto" style:use-optimal-row-height="true"/>
    </style:style>
    <style:style style:name="ro39" style:family="table-row">
      <style:table-row-properties style:row-height="0.9327in" fo:break-before="auto" style:use-optimal-row-height="true"/>
    </style:style>
    <style:style style:name="ro40" style:family="table-row">
      <style:table-row-properties style:row-height="1.1917in" fo:break-before="auto" style:use-optimal-row-height="false"/>
    </style:style>
    <style:style style:name="ro41" style:family="table-row">
      <style:table-row-properties style:row-height="0.9945in" fo:break-before="auto" style:use-optimal-row-height="false"/>
    </style:style>
    <style:style style:name="ro42" style:family="table-row">
      <style:table-row-properties style:row-height="0.5283in" fo:break-before="auto" style:use-optimal-row-height="false"/>
    </style:style>
    <style:style style:name="ro43" style:family="table-row">
      <style:table-row-properties style:row-height="3.0673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6937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1.4091in" fo:break-before="auto" style:use-optimal-row-height="false"/>
    </style:style>
    <style:style style:name="ro48" style:family="table-row">
      <style:table-row-properties style:row-height="3.5445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1602in" fo:break-before="auto" style:use-optimal-row-height="true"/>
    </style:style>
    <style:style style:name="ro51" style:family="table-row">
      <style:table-row-properties style:row-height="1.3055in" fo:break-before="auto" style:use-optimal-row-height="true"/>
    </style:style>
    <style:style style:name="ro52" style:family="table-row">
      <style:table-row-properties style:row-height="0.4661in" fo:break-before="auto" style:use-optimal-row-height="false"/>
    </style:style>
    <style:style style:name="ro53" style:family="table-row">
      <style:table-row-properties style:row-height="1.1709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1.2126in" fo:break-before="auto" style:use-optimal-row-height="false"/>
    </style:style>
    <style:style style:name="ro5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8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4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4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4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4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4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4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4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4" office:value-type="string">
            <text:p>Added <text:s/>to cmn_Module.rng 03/24/2010</text:p>
          </table:table-cell>
          <table:table-cell table:number-columns-repeated="1018"/>
        </table:table-row>
        <table:table-row table:style-name="ro38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4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4"/>
          <table:table-cell table:number-columns-repeated="1018"/>
        </table:table-row>
        <table:table-row table:style-name="ro39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4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40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/>
          <table:table-cell table:style-name="ce12"/>
          <table:table-cell table:number-columns-repeated="1018"/>
        </table:table-row>
        <table:table-row table:style-name="ro41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3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4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mods:mods as replacement for/content of mei:filedesc, mei:sourcedesc, mei:workdesc, mei:relateditem</text:p>
          </table:table-cell>
          <table:table-cell table:number-columns-repeated="1020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8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4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7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8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9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50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</text:span><text:span text:style-name="T4">on 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1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smpte-24, smpte-df30, </text:span><text:span text:style-name="T1">smpte-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9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8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8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52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8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53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8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table:number-columns-repeated="1019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4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9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70">
            <text:p>7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Provide 3 values for @complete on staff and layer, but only 2 (complete, incomplete) on measure?</text:p>
          </table:table-cell>
          <table:table-cell table:number-columns-repeated="1018"/>
        </table:table-row>
        <table:table-row table:style-name="ro38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 table:number-columns-repeated="1020"/>
        </table:table-row>
        <table:table-row table:style-name="ro38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5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table:number-columns-repeated="1019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table:number-columns-repeated="1019"/>
        </table:table-row>
        <table:table-row table:style-name="ro38">
          <table:table-cell office:value-type="float" office:value="79">
            <text:p>79</text:p>
          </table:table-cell>
          <table:table-cell office:value-type="string">
            <text:p>Roland</text:p>
          </table:table-cell>
          <table:table-cell office:value-type="date" office:date-value="2011-04-05">
            <text:p>2011-04-05</text:p>
          </table:table-cell>
          <table:table-cell office:value-type="string">
            <text:p>allow music content in abbr and expan as in other editorial elements, such as sic, corr, etc.</text:p>
          </table:table-cell>
          <table:table-cell/>
          <table:table-cell office:value-type="string">
            <text:p>use same model as sic, etc. but drop sectionLike, measureLike, staffLike, layerLike?</text:p>
          </table:table-cell>
          <table:table-cell table:number-columns-repeated="1018"/>
        </table:table-row>
        <table:table-row table:style-name="ro38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?</text:p>
          </table:table-cell>
          <table:table-cell table:number-columns-repeated="1018"/>
        </table:table-row>
        <table:table-row table:style-name="ro38">
          <table:table-cell office:value-type="float" office:value="81">
            <text:p>81</text:p>
          </table:table-cell>
          <table:table-cell office:value-type="string">
            <text:p>Roland</text:p>
          </table:table-cell>
          <table:table-cell office:value-type="date" office:date-value="2011-04-05">
            <text:p>2011-04-05</text:p>
          </table:table-cell>
          <table:table-cell office:value-type="string">
            <text:p>revise 2mei and 2mup stylesheets</text:p>
          </table:table-cell>
          <table:table-cell office:value-type="string">
            <text:p>account for changes in schema between 2010-05 and 2011-05 releases</text:p>
          </table:table-cell>
          <table:table-cell table:number-columns-repeated="1019"/>
        </table:table-row>
        <table:table-row table:style-name="ro35">
          <table:table-cell office:value-type="float" office:value="82">
            <text:p>82</text:p>
          </table:table-cell>
          <table:table-cell office:value-type="string">
            <text:p>Roland</text:p>
          </table:table-cell>
          <table:table-cell office:value-type="date" office:date-value="2011-04-05">
            <text:p>2011-04-05</text:p>
          </table:table-cell>
          <table:table-cell office:value-type="string">
            <text:p>Create 2010-05 to 2011-05 xslt conversion? </text:p>
          </table:table-cell>
          <table:table-cell table:number-columns-repeated="1020"/>
        </table:table-row>
        <table:table-row table:style-name="ro56" table:number-rows-repeated="65451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10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4-06T10:50:00.14</dc:date>
    <meta:editing-duration>PT19H25M42S</meta:editing-duration>
    <meta:editing-cycles>130</meta:editing-cycles>
    <meta:generator>OpenOffice.org/3.3$Win32 OpenOffice.org_project/330m20$Build-9567</meta:generator>
    <dc:creator>Perry Roland</dc:creator>
    <meta:printed-by>Perry Roland</meta:printed-by>
    <meta:print-date>2011-04-04T16:07:43.47</meta:print-date>
    <meta:document-statistic meta:table-count="3" meta:cell-count="446" meta:object-count="0"/>
  </office:meta>
</office:document-meta>
</file>